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938in" fo:margin-left="0.0271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56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938in" fo:margin-left="0.0271in" table:align="left"/>
    </style:style>
    <style:style style:name="Table2.A" style:family="table-column">
      <style:table-column-properties style:column-width="3.4375in"/>
    </style:style>
    <style:style style:name="Table2.B" style:family="table-column">
      <style:table-column-properties style:column-width="3.456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rlito" fo:font-size="20pt" fo:font-weight="bold" officeooo:rsid="00006918" officeooo:paragraph-rsid="00006918" style:font-size-asian="17.5pt" style:font-weight-asian="bold" style:font-size-complex="20pt" style:font-weight-complex="bold"/>
    </style:style>
    <style:style style:name="P2" style:family="paragraph" style:parent-style-name="Standard" style:list-style-name="L2">
      <style:text-properties style:font-name="Carlito" fo:font-size="20pt" fo:font-weight="bold" officeooo:rsid="000092d8" officeooo:paragraph-rsid="000092d8" style:font-size-asian="17.5pt" style:font-weight-asian="bold" style:font-size-complex="20pt" style:font-weight-complex="bold"/>
    </style:style>
    <style:style style:name="P3" style:family="paragraph" style:parent-style-name="Standard" style:list-style-name="L2">
      <style:text-properties style:font-name="Carlito" fo:font-size="20pt" fo:font-weight="bold" officeooo:rsid="0000c072" officeooo:paragraph-rsid="0000c072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text-properties style:font-name="Carlito" fo:font-size="20pt" fo:font-weight="bold" officeooo:rsid="00006918" officeooo:paragraph-rsid="00006918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text-properties style:font-name="Carlito" fo:font-size="20pt" fo:font-weight="bold" officeooo:rsid="00006918" officeooo:paragraph-rsid="000092d8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style:font-name="Carlito" fo:font-size="20pt" fo:font-weight="bold" officeooo:rsid="000092d8" officeooo:paragraph-rsid="000092d8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Carlito" fo:font-size="20pt" fo:font-weight="bold" officeooo:rsid="000092d8" officeooo:paragraph-rsid="000092d8" style:font-size-asian="20pt" style:font-weight-asian="bold" style:font-size-complex="20pt" style:font-weight-complex="bold"/>
    </style:style>
    <style:style style:name="P8" style:family="paragraph" style:parent-style-name="Standard" style:list-style-name="L2">
      <style:text-properties style:font-name="Carlito" fo:font-size="20pt" fo:font-weight="normal" officeooo:rsid="0000c072" officeooo:paragraph-rsid="0000c072" style:font-size-asian="17.5pt" style:font-weight-asian="normal" style:font-size-complex="20pt" style:font-weight-complex="normal"/>
    </style:style>
    <style:style style:name="P9" style:family="paragraph" style:parent-style-name="Standard">
      <style:text-properties style:font-name="Carlito" fo:font-size="18pt" fo:font-weight="normal" officeooo:rsid="00006918" officeooo:paragraph-rsid="00006918" style:font-size-asian="18pt" style:font-weight-asian="normal" style:font-size-complex="18pt" style:font-weight-complex="normal"/>
    </style:style>
    <style:style style:name="P10" style:family="paragraph" style:parent-style-name="Standard">
      <style:text-properties officeooo:paragraph-rsid="000092d8"/>
    </style:style>
    <style:style style:name="P11" style:family="paragraph" style:parent-style-name="Standard" style:list-style-name="L2">
      <style:text-properties officeooo:paragraph-rsid="0000c072"/>
    </style:style>
    <style:style style:name="P12" style:family="paragraph" style:parent-style-name="Standard" style:list-style-name="L3">
      <style:text-properties officeooo:paragraph-rsid="000092d8"/>
    </style:style>
    <style:style style:name="P13" style:family="paragraph" style:parent-style-name="Standard" style:list-style-name="L2">
      <style:text-properties officeooo:rsid="0000c072" officeooo:paragraph-rsid="0000c072"/>
    </style:style>
    <style:style style:name="P14" style:family="paragraph" style:parent-style-name="Table_20_Contents">
      <style:text-properties style:font-name="Carlito" fo:font-size="18pt" fo:font-weight="bold" officeooo:rsid="000092d8" officeooo:paragraph-rsid="000092d8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Carlito" fo:font-size="18pt" officeooo:rsid="000092d8" officeooo:paragraph-rsid="000092d8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92d8" style:font-weight-asian="normal" style:font-weight-complex="normal"/>
    </style:style>
    <style:style style:name="T3" style:family="text">
      <style:text-properties fo:font-weight="normal" officeooo:rsid="0000c072" style:font-weight-asian="normal" style:font-weight-complex="normal"/>
    </style:style>
    <style:style style:name="T4" style:family="text">
      <style:text-properties style:font-name="Carlito" fo:font-size="20pt" fo:font-weight="bold" style:font-size-asian="17.5pt" style:font-weight-asian="bold" style:font-size-complex="20pt" style:font-weight-complex="bold"/>
    </style:style>
    <style:style style:name="T5" style:family="text">
      <style:text-properties style:font-name="Carlito" fo:font-size="20pt" fo:font-weight="bold" officeooo:rsid="000092d8" style:font-size-asian="17.5pt" style:font-weight-asian="bold" style:font-size-complex="20pt" style:font-weight-complex="bold"/>
    </style:style>
    <style:style style:name="T6" style:family="text">
      <style:text-properties style:font-name="Carlito" fo:font-size="20pt" fo:font-weight="normal" officeooo:rsid="0000c072" style:font-size-asian="17.5pt" style:font-weight-asian="normal" style:font-size-complex="20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ggregator</text:p>
      <text:p text:style-name="P9">In this document we will list the endpoints of the application with a brief description of what they do.</text:p>
      <text:p text:style-name="P9"/>
      <text:list xml:id="list104431706" text:style-name="L1">
        <text:list-item>
          <text:p text:style-name="P4">About us page – Base URL</text:p>
          <text:p text:style-name="P4"><text:a xlink:type="simple" xlink:href="http://18.230.20.59:8080/" text:style-name="Internet_20_link" text:visited-style-name="Visited_20_Internet_20_Link"><text:span text:style-name="T1">http://</text:span><text:span text:style-name="T3">baseurl</text:span><text:span text:style-name="T1">:8080/</text:span></text:a></text:p>
          <text:p text:style-name="P4"><text:span text:style-name="T1">or</text:span></text:p>
          <text:p text:style-name="P4"><text:a xlink:type="simple" xlink:href="http://18.230.20.59:8080/aboutUs" text:style-name="Internet_20_link" text:visited-style-name="Visited_20_Internet_20_Link"><text:span text:style-name="T1">http://</text:span><text:span text:style-name="T3">baseurl</text:span><text:span text:style-name="T1">:8080/aboutUs</text:span></text:a></text:p>
          <text:p text:style-name="P4"><text:span text:style-name="T1">About us page. The base url redirects to the about us page when entering the <text:s/>application.</text:span></text:p>
          <text:p text:style-name="P4"><text:span text:style-name="T1"/></text:p>
        </text:list-item>
        <text:list-item>
          <text:p text:style-name="P4">Products page</text:p>
          <text:p text:style-name="P4"><text:a xlink:type="simple" xlink:href="http://18.230.20.59:8080/mainPage?page=1" text:style-name="Internet_20_link" text:visited-style-name="Visited_20_Internet_20_Link"><text:span text:style-name="T1">http://</text:span><text:span text:style-name="T3">baseurl</text:span><text:span text:style-name="T1">:8080/mainPage?page=1</text:span></text:a></text:p>
          <text:p text:style-name="P6"><text:span text:style-name="T1">Is Where the items of the app are listed and paged . Items are added from an admin panel. Items can be selected to view their details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arameter name</text:p>
          </table:table-cell>
          <table:table-cell table:style-name="Table1.B1" office:value-type="string">
            <text:p text:style-name="P14">Parameter value</text:p>
          </table:table-cell>
        </table:table-row>
        <table:table-row>
          <table:table-cell table:style-name="Table1.A2" office:value-type="string">
            <text:p text:style-name="P15">page</text:p>
          </table:table-cell>
          <table:table-cell table:style-name="Table1.B2" office:value-type="string">
            <text:p text:style-name="P15">Any Integer, 1,2,3…</text:p>
          </table:table-cell>
        </table:table-row>
      </table:table>
      <text:list xml:id="list120833458791029" text:continue-numbering="true" text:style-name="L1">
        <text:list-header>
          <text:p text:style-name="P6"/>
        </text:list-header>
        <text:list-item>
          <text:p text:style-name="P6">View item page</text:p>
          <text:p text:style-name="P5"><text:a xlink:type="simple" xlink:href="http://18.230.20.59:8080/viewItem?item=1" text:style-name="Internet_20_link" text:visited-style-name="Visited_20_Internet_20_Link"><text:span text:style-name="T1">http://</text:span><text:span text:style-name="T3">baseurl</text:span><text:span text:style-name="T1">:8080/</text:span><text:span text:style-name="T2">viewItem?item=1</text:span></text:a></text:p>
          <text:p text:style-name="P6"><text:span text:style-name="T1">Is the page that shows the details: title, image and description, of the selected item on the products page.</text:span></text:p>
        </text:list-item>
      </text:list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arameter name</text:p>
          </table:table-cell>
          <table:table-cell table:style-name="Table2.B1" office:value-type="string">
            <text:p text:style-name="P14">Parameter value</text:p>
          </table:table-cell>
        </table:table-row>
        <table:table-row>
          <table:table-cell table:style-name="Table2.A2" office:value-type="string">
            <text:p text:style-name="P15">item</text:p>
          </table:table-cell>
          <table:table-cell table:style-name="Table2.B2" office:value-type="string">
            <text:p text:style-name="P15">Any Integer, 1,2,3...</text:p>
          </table:table-cell>
        </table:table-row>
      </table:table>
      <text:p text:style-name="P10"/>
      <text:p text:style-name="P10"/>
      <text:list text:style-name="L3">
        <text:list-item>
          <text:p text:style-name="P12"><text:soft-page-break/><text:span text:style-name="T5">Login page</text:span></text:p>
        </text:list-item>
      </text:list>
      <text:list text:style-name="L2">
        <text:list-header>
          <text:p text:style-name="P2"><text:a xlink:type="simple" xlink:href="http://18.230.20.59:8080/login" text:style-name="Internet_20_link" text:visited-style-name="Visited_20_Internet_20_Link"><text:span text:style-name="T1">http://</text:span><text:span text:style-name="T3">baseurl</text:span><text:span text:style-name="T1">:8080/login</text:span></text:a></text:p>
          <text:p text:style-name="P3"><text:span text:style-name="T1">Admin login page, where the admin inputs their credentials and then logs in. Makes admin able to enter the creation and edition pages for the items.</text:span></text:p>
        </text:list-header>
        <text:list-item>
          <text:p text:style-name="P13"><text:span text:style-name="T5">C</text:span><text:span text:style-name="T4">reate and edit items page</text:span></text:p>
          <text:p text:style-name="P11"><text:a xlink:type="simple" xlink:href="http://baseurl:8080/createAndEditPage?" text:style-name="Internet_20_link" text:visited-style-name="Visited_20_Internet_20_Link"><text:span text:style-name="T6">http://baseurl:8080/createAndEditPage?</text:span></text:a></text:p>
          <text:p text:style-name="P3"><text:span text:style-name="T1">Admin login page, where the admin inputs their credentials and then logs in. Makes admin able to enter the creation and edition pages for the items.</text:span></text:p>
        </text:list-item>
        <text:list-item>
          <text:p text:style-name="P3">Create item page</text:p>
          <text:p text:style-name="P8"><text:a xlink:type="simple" xlink:href="http://baseurl:8080/createItem" text:style-name="Internet_20_link" text:visited-style-name="Visited_20_Internet_20_Link">http://baseurl:8080/createItem</text:a></text:p>
          <text:p text:style-name="P8">Create item page, only accessible when admin is logged in</text:p>
        </text:list-item>
        <text:list-item>
          <text:p text:style-name="P3">Edit item page</text:p>
          <text:p text:style-name="P8"><text:a xlink:type="simple" xlink:href="http://baseurl:8080/editItem" text:style-name="Internet_20_link" text:visited-style-name="Visited_20_Internet_20_Link">http://baseurl:8080/editItem</text:a></text:p>
          <text:p text:style-name="P8">Edit item page, only accessible when admin is logged 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20pt" style:font-name-asian="OpenSymbol" style:font-family-asian="OpenSymbol" style:font-charset-asian="x-symbol" style:font-size-asian="17.5pt" style:font-name-complex="OpenSymbol" style:font-family-complex="OpenSymbol" style:font-charset-complex="x-symbol" style:font-size-complex="2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1:09:30.690784807</meta:creation-date>
    <dc:date>2024-11-20T12:08:32.601674804</dc:date>
    <meta:editing-duration>PT59M3S</meta:editing-duration>
    <meta:editing-cycles>3</meta:editing-cycles>
    <meta:generator>LibreOffice/7.4.7.2$Linux_X86_64 LibreOffice_project/40$Build-2</meta:generator>
    <meta:document-statistic meta:table-count="2" meta:image-count="0" meta:object-count="0" meta:page-count="2" meta:paragraph-count="35" meta:word-count="228" meta:character-count="1350" meta:non-whitespace-character-count="1178"/>
  </office:meta>
</office:document-meta>
</file>